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4 -->
  <office:font-face-decls>
    <style:font-face style:name="Calibri" svg:font-family="Calibri" style:font-pitch="variable" style:font-family-generic="swiss"/>
    <style:font-face style:name="宋体" svg:font-family="宋体" style:font-pitch="variable"/>
    <style:font-face style:name="Times New Roman" svg:font-family="Times New Roman" style:font-pitch="variable" style:font-family-generic="roman"/>
    <style:font-face style:name="微软雅黑" svg:font-family="微软雅黑" style:font-pitch="variable" style:font-family-generic="swiss"/>
    <style:font-face style:name="Cambria" svg:font-family="Cambria" style:font-pitch="variable" style:font-family-generic="roman"/>
  </office:font-face-decls>
  <office:automatic-styles>
    <style:style style:name="P1" style:family="paragraph" style:parent-style-name="Normal" style:master-page-name="Standard">
      <style:paragraph-properties fo:text-align="center" fo:background-color="#ffffff" fo:orphans="2" fo:widows="2"/>
    </style:style>
    <style:style style:name="T1_1" style:family="text">
      <style:text-properties fo:color="#000000" style:font-name="微软雅黑" fo:font-size="18pt" style:font-name-asian="微软雅黑" style:font-size-asian="18pt" style:font-name-complex="宋体" style:font-size-complex="18pt" fo:font-weight="bold" style:font-weight-asian="bold" style:font-weight-complex="bold"/>
    </style:style>
    <style:style style:name="T1_2" style:family="text">
      <style:text-properties fo:color="#000000" style:font-name="微软雅黑" fo:font-size="18pt" style:font-name-asian="微软雅黑" style:font-size-asian="18pt" style:font-name-complex="宋体" style:font-size-complex="18pt" fo:font-weight="bold" style:font-weight-asian="bold" style:font-weight-complex="bold"/>
    </style:style>
    <style:style style:name="T1_3" style:family="text">
      <style:text-properties fo:color="#000000" style:font-name="微软雅黑" fo:font-size="18pt" style:font-name-asian="微软雅黑" style:font-size-asian="18pt" style:font-name-complex="宋体" style:font-size-complex="18pt" fo:font-weight="bold" style:font-weight-asian="bold" style:font-weight-complex="bold"/>
    </style:style>
    <style:style style:name="P2" style:family="paragraph" style:parent-style-name="Normal">
      <style:paragraph-properties fo:text-align="left" fo:background-color="#ffffff" style:line-height-at-least="1.27cm" fo:margin-top="0.529cm" fo:orphans="2" fo:widows="2"/>
    </style:style>
    <style:style style:name="T2_1" style:family="text">
      <style:text-properties fo:color="#000000" style:font-name="宋体" fo:font-size="13.5pt" style:font-name-asian="宋体" style:font-size-asian="13.5pt" style:font-name-complex="宋体" style:font-size-complex="13.5pt"/>
    </style:style>
    <style:style style:name="T2_2" style:family="text">
      <style:text-properties fo:color="#000000" style:font-name="宋体" fo:font-size="13.5pt" style:font-name-asian="宋体" style:font-size-asian="13.5pt" style:font-name-complex="宋体" style:font-size-complex="13.5pt"/>
    </style:style>
    <style:style style:name="T2_3" style:family="text">
      <style:text-properties fo:color="#000000" style:font-name="宋体" fo:font-size="13.5pt" style:font-name-asian="宋体" style:font-size-asian="13.5pt" style:font-name-complex="宋体" style:font-size-complex="13.5pt"/>
    </style:style>
    <style:style style:name="P3" style:family="paragraph" style:parent-style-name="Normal">
      <style:paragraph-properties fo:text-align="left" fo:background-color="#ffffff" fo:text-indent="0.847cm" style:line-height-at-least="0.847cm" fo:margin-top="0.397cm" fo:orphans="2" fo:widows="2"/>
    </style:style>
    <style:style style:name="T3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7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8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3_9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10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3_1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12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3_1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14" style:family="text"/>
    <style:style style:name="T3_15" style:family="text" style:parent-style-name="Internet_20_link">
      <style:text-properties style:font-name="Times New Roman" fo:font-size="12pt" style:font-name-asian="宋体" style:font-size-asian="12pt" style:font-name-complex="Times New Roman" style:font-size-complex="12pt"/>
    </style:style>
    <style:style style:name="T3_16" style:family="text" style:parent-style-name="Internet_20_link">
      <style:text-properties style:font-name="Times New Roman" fo:font-size="12pt" style:font-name-asian="宋体" style:font-size-asian="12pt" style:font-name-complex="Times New Roman" style:font-size-complex="12pt"/>
    </style:style>
    <style:style style:name="T3_17" style:family="text" style:parent-style-name="Internet_20_link">
      <style:text-properties style:font-name="Times New Roman" fo:font-size="12pt" style:font-name-asian="宋体" style:font-size-asian="12pt" style:font-name-complex="Times New Roman" style:font-size-complex="12pt"/>
    </style:style>
    <style:style style:name="T3_18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19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20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3_21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3_2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4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4_1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4_2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4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4_4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4_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5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5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7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8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9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0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5_17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6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6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6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6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6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6_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6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6_7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7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7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7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8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9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0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6" style:family="text">
      <style:text-properties fo:color="#ff0000" style:font-name="Times New Roman" fo:font-size="12pt" style:font-name-asian="宋体" style:font-size-asian="12pt" style:font-name-complex="Times New Roman" style:font-size-complex="12pt"/>
    </style:style>
    <style:style style:name="T7_17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8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7_19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0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1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2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3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4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5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6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7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8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29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T7_30" style:family="text">
      <style:text-properties fo:color="#ff0000" style:font-name="宋体" fo:font-size="12pt" style:font-name-asian="宋体" style:font-size-asian="12pt" style:font-name-complex="宋体" style:font-size-complex="12pt"/>
    </style:style>
    <style:style style:name="P8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8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8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8_3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8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8_5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8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8_7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8_8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9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9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5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7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8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9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10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1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12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1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14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15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1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9_17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18" style:family="text">
      <style:text-properties fo:color="#000000" style:font-name="Times New Roman" fo:font-size="12pt" style:font-name-asian="宋体" style:font-size-asian="12pt" style:font-name-complex="Times New Roman" style:font-size-complex="12pt"/>
    </style:style>
    <style:style style:name="T9_19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10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10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0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0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0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0_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0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0_7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0_8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11" style:family="paragraph" style:parent-style-name="Normal">
      <style:paragraph-properties fo:text-align="left" fo:background-color="#ffffff" fo:text-indent="0.847cm" style:line-height-at-least="0.741cm" fo:margin-top="0.397cm" fo:orphans="2" fo:widows="2"/>
    </style:style>
    <style:style style:name="T11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1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P12" style:family="paragraph" style:parent-style-name="Normal">
      <style:paragraph-properties fo:text-align="left" fo:background-color="#ffffff" fo:text-indent="9.631cm" style:line-height-at-least="0.741cm" fo:margin-top="0.397cm" fo:orphans="2" fo:widows="2"/>
    </style:style>
    <style:style style:name="T12_1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2_2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2_3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2_4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2_5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2_6" style:family="text">
      <style:text-properties fo:color="#000000" style:font-name="宋体" fo:font-size="12pt" style:font-name-asian="宋体" style:font-size-asian="12pt" style:font-name-complex="宋体" style:font-size-complex="12pt"/>
    </style:style>
    <style:style style:name="T12_7" style:family="text">
      <style:text-properties fo:color="#000000" style:font-name="宋体" fo:font-size="12pt" style:font-name-asian="宋体" style:font-size-asian="12pt" style:font-name-complex="宋体" style:font-size-complex="12pt"/>
    </style:style>
  </office:automatic-styles>
  <office:body>
    <office:text>
      <text:p text:style-name="P1"><text:span text:style-name="T1_1">关于进行</text:span><text:span text:style-name="T1_2">2019</text:span><text:span text:style-name="T1_3">届本科生毕业设计工作的通知</text:span></text:p>
      <text:p text:style-name="P2"><text:span text:style-name="T2_1">2015</text:span><text:span text:style-name="T2_2">级同学</text:span><text:span text:style-name="T2_3">：</text:span></text:p>
      <text:p text:style-name="P3"><text:span text:style-name="T3_1">根据学校本科教学工作安排及</text:span><text:span text:style-name="T3_2">2018</text:span><text:span text:style-name="T3_3">年</text:span><text:span text:style-name="T3_4">11</text:span><text:span text:style-name="T3_5">月</text:span><text:span text:style-name="T3_6">27</text:span><text:span text:style-name="T3_7">日颁布的《关于进行</text:span><text:span text:style-name="T3_8">2019</text:span><text:span text:style-name="T3_9">届本科毕业论文</text:span><text:span text:style-name="T3_10">(</text:span><text:span text:style-name="T3_11">设计</text:span><text:span text:style-name="T3_12">)</text:span><text:span text:style-name="T3_13">工作的通知》（详情请见：</text:span><text:span text:style-name="T3_14"><text:a xlink:type="simple" xlink:href=""><text:span text:style-name="T3_15">http://www.bkjx.sdu.edu.cn</text:span><text:span text:style-name="T3_16"><text:s/></text:span><text:span text:style-name="T3_17">/info/1010/26617.htm</text:span></text:a></text:span><text:span text:style-name="T3_18">）精神，学院要求所有</text:span><text:span text:style-name="T3_19">同学</text:span><text:span text:style-name="T3_20">认真学习，以学校文件精神为指导，顺利开展并圆满完成我院的</text:span><text:span text:style-name="T3_21">2019</text:span><text:span text:style-name="T3_22">届本科生毕业设计工作。</text:span></text:p>
      <text:p text:style-name="P4"><text:span text:style-name="T4_1"> </text:span><text:span text:style-name="T4_2">按照</text:span><text:span text:style-name="T4_3">学校总体部署，结合我院具体情况，计算机科学与技术学院</text:span><text:span text:style-name="T4_4">2019</text:span><text:span text:style-name="T4_5">届本科生毕业设计工作安排如下：</text:span></text:p>
      <text:p text:style-name="P5"><text:span text:style-name="T5_1">一、学院于</text:span><text:span text:style-name="T5_2">2018</text:span><text:span text:style-name="T5_3">年</text:span><text:span text:style-name="T5_4">12</text:span><text:span text:style-name="T5_5">月</text:span><text:span text:style-name="T5_6">20</text:span><text:span text:style-name="T5_7">日全院教师大会上进行</text:span><text:span text:style-name="T5_8">2019</text:span><text:span text:style-name="T5_9">届毕业设计工作部署；于</text:span><text:span text:style-name="T5_10">2018</text:span><text:span text:style-name="T5_11">年</text:span><text:span text:style-name="T5_12">12</text:span><text:span text:style-name="T5_13">月</text:span><text:span text:style-name="T5_14">28</text:span><text:span text:style-name="T5_15">日召开</text:span><text:span text:style-name="T5_16">2019</text:span><text:span text:style-name="T5_17">届毕业生会议，部署毕业设计工作。</text:span></text:p>
      <text:p text:style-name="P6"><text:span text:style-name="T6_1">二、学院教师自</text:span><text:span text:style-name="T6_2">2019</text:span><text:span text:style-name="T6_3">年</text:span><text:span text:style-name="T6_4">1</text:span><text:span text:style-name="T6_5">月</text:span><text:span text:style-name="T6_6">2</text:span><text:span text:style-name="T6_7">日起可以在管理系统上进行毕业设计课题的录入工作。</text:span></text:p>
      <text:p text:style-name="P7"><text:span text:style-name="T7_1">三、</text:span><text:span text:style-name="T7_2">请各位</text:span><text:span text:style-name="T7_3">同学</text:span><text:span text:style-name="T7_4">于</text:span><text:span text:style-name="T7_5">2019</text:span><text:span text:style-name="T7_6">年</text:span><text:span text:style-name="T7_7">1</text:span><text:span text:style-name="T7_8">月</text:span><text:span text:style-name="T7_9">5</text:span><text:span text:style-name="T7_10">日</text:span><text:span text:style-name="T7_11">起</text:span><text:span text:style-name="T7_12">登录系统进行选题。毕业设计管理系统登</text:span><text:span text:style-name="T7_13">陆</text:span><text:span text:style-name="T7_14">网址</text:span><text:span text:style-name="T7_15">为</text:span><text:span text:style-name="T7_16">http://47.104.213.205</text:span><text:span text:style-name="T7_17">，</text:span><text:span text:style-name="T7_18">学生</text:span><text:span text:style-name="T7_19">登</text:span><text:span text:style-name="T7_20">陆</text:span><text:span text:style-name="T7_21">名为</text:span><text:span text:style-name="T7_22">学号</text:span><text:span text:style-name="T7_23">，初始密码为</text:span><text:span text:style-name="T7_24">本人手机号</text:span><text:span text:style-name="T7_25">，登</text:span><text:span text:style-name="T7_26">陆</text:span><text:span text:style-name="T7_27">后请及时修改密码。</text:span><text:span text:style-name="T7_28">请使用谷歌、傲游、</text:span><text:span text:style-name="T7_29">EDGE</text:span><text:span text:style-name="T7_30">浏览器；手机登陆显示不完整。</text:span></text:p>
      <text:p text:style-name="P8"><text:span text:style-name="T8_1">四、</text:span><text:span text:style-name="T8_2">师生双向选择时间截止到</text:span><text:span text:style-name="T8_3">2019</text:span><text:span text:style-name="T8_4">年</text:span><text:span text:style-name="T8_5">1</text:span><text:span text:style-name="T8_6">月</text:span><text:span text:style-name="T8_7">13</text:span><text:span text:style-name="T8_8">日，在此期间，师生都可以进行选择和确定，不分时间段控制。</text:span></text:p>
      <text:p text:style-name="P9"><text:span text:style-name="T9_1">五</text:span><text:span text:style-name="T9_2">、</text:span><text:span text:style-name="T9_3">每个同学可以选择多个课题，但以指导教师第一个确认课题为选择结果。对</text:span><text:span text:style-name="T9_4">于</text:span><text:span text:style-name="T9_5">2019</text:span><text:span text:style-name="T9_6">年</text:span><text:span text:style-name="T9_7">1</text:span><text:span text:style-name="T9_8">月</text:span><text:span text:style-name="T9_9">1</text:span><text:span text:style-name="T9_10">3</text:span><text:span text:style-name="T9_11">日之后还未选到课题的学生，学院将于</text:span><text:span text:style-name="T9_12">1</text:span><text:span text:style-name="T9_13">月</text:span><text:span text:style-name="T9_14">1</text:span><text:span text:style-name="T9_15">4</text:span><text:span text:style-name="T9_16">日开始将学生均等的安排给预选学生数少的教师，</text:span><text:span text:style-name="T9_17">1</text:span><text:span text:style-name="T9_18">7</text:span><text:span text:style-name="T9_19">日上午将详细安排通知到学生。</text:span></text:p>
      <text:p text:style-name="P10"><text:span text:style-name="T10_1">六</text:span><text:span text:style-name="T10_2">、</text:span><text:span text:style-name="T10_3">选题</text:span><text:span text:style-name="T10_4">确定后，师生即可根据学校各项要求开展毕业设计的具体工作。关于</text:span><text:span text:style-name="T10_5">各种相</text:span><text:span text:style-name="T10_6">关表格</text:span><text:span text:style-name="T10_7">填写及</text:span><text:span text:style-name="T10_8">本科毕业论文写作的详细要求另行通知。</text:span></text:p>
      <text:p text:style-name="P11"><text:span text:style-name="T11_1"><text:s text:c="38"/></text:span><text:span text:style-name="T11_2">计算机科学与技术学院</text:span></text:p>
      <text:p text:style-name="P12"><text:span text:style-name="T12_1">201</text:span><text:span text:style-name="T12_2">9</text:span><text:span text:style-name="T12_3">年</text:span><text:span text:style-name="T12_4">1</text:span><text:span text:style-name="T12_5">月</text:span><text:span text:style-name="T12_6">5</text:span><text:span text:style-name="T12_7">日</text:span><text:bookmark-start text:name="_GoBack"/><text:bookmark-end text:name="_GoBack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宋体" svg:font-family="宋体" style:font-pitch="variable"/>
    <style:font-face style:name="Times New Roman" svg:font-family="Times New Roman" style:font-pitch="variable" style:font-family-generic="roman"/>
    <style:font-face style:name="微软雅黑" svg:font-family="微软雅黑" style:font-pitch="variable" style:font-family-generic="swiss"/>
    <style:font-face style:name="Cambria" svg:font-family="Cambria" style:font-pitch="variable" style:font-family-generic="roman"/>
  </office:font-face-decls>
  <office:styles>
    <style:default-style style:family="paragraph">
      <style:paragraph-properties fo:orphans="2" fo:widows="2" style:tab-stop-distance="0.741cm"/>
      <style:text-properties style:use-window-font-color="true" style:font-name="Calibri" fo:font-size="10pt" style:font-name-asian="宋体" style:font-size-asian="10pt" style:font-name-complex="Times New Roman" style:font-size-complex="10pt" fo:language="en" fo:language-asian="zh" fo:language-complex="ar" fo:country="US" fo:country-asian="CN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text-align="justify" fo:orphans="2" fo:widows="2"/>
      <style:text-properties fo:font-size="10.5pt" style:font-size-asian="10.5pt" style:font-size-complex="10.5pt" style:letter-kerning="tru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Footer" style:family="paragraph" style:parent-style-name="Normal">
      <style:paragraph-properties fo:text-align="left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Normal">
      <style:paragraph-properties fo:text-align="center" fo:padding-bottom="0.035cm" fo:border-bottom="#000000 0.026cm solid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fo:font-size="9pt" style:font-size-asian="9pt" style:font-size-complex="9pt"/>
    </style:style>
    <style:style style:name="Normal_20__28_Web_29_" style:display-name="Normal (Web)" style:family="paragraph" style:parent-style-name="Normal">
      <style:paragraph-properties fo:text-align="left" fo:margin-top="0.494cm" fo:margin-bottom="0.494cm" fo:orphans="2" fo:widows="2"/>
      <style:text-properties style:font-name="宋体" fo:font-size="12pt" style:font-name-asian="宋体" style:font-size-asian="12pt" style:font-name-complex="宋体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caisdu</meta:initial-creator>
    <meta:creation-date>2018-12-28T12:12:00</meta:creation-date>
    <dc:creator>Zamzar</dc:creator>
    <dc:date>2019-01-04T01:46:00</dc:date>
    <meta:editing-cycles>18</meta:editing-cycles>
    <meta:editing-duration>PT5H55M</meta:editing-duration>
    <meta:document-statistic meta:page-count="1" meta:paragraph-count="1" meta:row-count="5" meta:word-count="114" meta:character-count="767" meta:non-whitespace-character-count="654"/>
    <meta:user-defined meta:name="KSOProductBuildVer">2052-11.1.0.8214</meta:user-defined>
    <meta:user-defined meta:name="KSORubyTemplateID">6</meta:user-defined>
  </office:meta>
</office:document-meta>
</file>